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able1" style:family="table">
      <style:table-properties table:align="center"/>
    </style:style>
    <style:style style:name="Table1.A" style:family="table-column">
      <style:table-column-properties style:rel-column-width="4551*"/>
    </style:style>
    <style:style style:name="Table1.B" style:family="table-column">
      <style:table-column-properties style:rel-column-width="13653*"/>
    </style:style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usarbeitung der Zieldefinition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Erstellung Zeitplan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Erstellung Pflichtenheft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Recherche zu erfolgreicher Kommunikation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Sammeln themenspezifischer Fragen zur Erfassung der Problematik eines LMS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